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Policepardéfaut" style:family="text">
      <style:text-properties fo:font-weight="bold" style:font-weight-asian="bold"/>
    </style:style>
    <style:style style:name="T3" style:parent-style-name="Policepardéfaut" style:family="text">
      <style:text-properties fo:font-weight="bold" style:font-weight-asian="bold"/>
    </style:style>
    <style:style style:name="T4" style:parent-style-name="Policepardéfaut" style:family="text">
      <style:text-properties fo:font-weight="bold" style:font-weight-asian="bold"/>
    </style:style>
    <style:style style:name="T5" style:parent-style-name="Policepardéfaut" style:family="text">
      <style:text-properties fo:font-weight="bold" style:font-weight-asian="bold"/>
    </style:style>
    <style:style style:name="T6" style:parent-style-name="Policepardéfaut" style:family="text">
      <style:text-properties fo:font-weight="bold" style:font-weight-asian="bold"/>
    </style:style>
    <style:style style:name="P7" style:parent-style-name="Standard" style:family="paragraph">
      <style:text-properties fo:language="en" fo:country="GB"/>
    </style:style>
    <style:style style:name="P8" style:parent-style-name="Standard" style:family="paragraph">
      <style:text-properties fo:language="en" fo:country="GB"/>
    </style:style>
    <style:style style:name="P9" style:parent-style-name="Standard" style:family="paragraph">
      <style:text-properties fo:language="en" fo:country="GB"/>
    </style:style>
    <style:style style:name="T10" style:parent-style-name="Policepardéfaut" style:family="text">
      <style:text-properties fo:language="en" fo:country="GB"/>
    </style:style>
    <style:style style:name="T11" style:parent-style-name="Policepardéfaut" style:family="text">
      <style:text-properties fo:language="en" fo:country="GB"/>
    </style:style>
    <style:style style:name="T12" style:parent-style-name="Policepardéfaut" style:family="text">
      <style:text-properties fo:language="en" fo:country="GB"/>
    </style:style>
    <style:style style:name="T13" style:parent-style-name="Policepardéfaut" style:family="text">
      <style:text-properties fo:language="en" fo:country="GB"/>
    </style:style>
    <style:style style:name="T14" style:parent-style-name="Policepardéfaut" style:family="text">
      <style:text-properties fo:color="#FF0000" fo:language="en" fo:country="GB"/>
    </style:style>
    <style:style style:name="T15" style:parent-style-name="Policepardéfaut" style:family="text">
      <style:text-properties fo:language="en" fo:country="GB"/>
    </style:style>
    <style:style style:name="T16" style:parent-style-name="Policepardéfaut" style:family="text">
      <style:text-properties fo:language="en" fo:country="GB"/>
    </style:style>
    <style:style style:name="P17" style:parent-style-name="Standard" style:family="paragraph">
      <style:text-properties fo:language="en" fo:country="GB"/>
    </style:style>
    <style:style style:name="T18" style:parent-style-name="Policepardéfaut" style:family="text">
      <style:text-properties fo:color="#FF0000" fo:language="en" fo:country="GB"/>
    </style:style>
  </office:automatic-styles>
  <office:body>
    <office:text text:use-soft-page-breaks="true">
      <text:p text:style-name="P1">C'est un schéma qui est composé de 2 parties :</text:p>
      <text:p text:style-name="Standard">Côté Serveur et Côté Client</text:p>
      <text:p text:style-name="Standard">Du côté Serveur :</text:p>
      <text:p text:style-name="Standard">Comme vous pouvez voir, le Node occupe une place centrale dans le fonctionnement de notre<text:s/>application, en effet, il récupère les données des concerts grâce aux API de lastfm, ensuite, il les stocke dans le mongoDB.</text:p>
      <text:p text:style-name="Standard">Et du côté Client :</text:p>
      <text:p text:style-name="Standard">La page HTML<text:s/><text:span text:style-name="T2">utilise Ajax pour envoyer des requettes<text:s/></text:span>au serveur NODE<text:span text:style-name="T3">.JS</text:span>, qui<text:s/><text:span text:style-name="T4">lui renvoie les resultats</text:span><text:span text:style-name="T5"><text:s/>en JSON</text:span><text:s/><text:span text:style-name="T6">qu’on</text:span><text:s/>affiche sur la page HTML.</text:p>
      <text:p text:style-name="Standard"/>
      <text:p text:style-name="Standard"/>
      <text:p text:style-name="P7">This a drawing which is composed of two parts :</text:p>
      <text:p text:style-name="P8">Server side and Client side</text:p>
      <text:p text:style-name="P9">At Server side :</text:p>
      <text:p text:style-name="Standard"><text:span text:style-name="T10">As you can see, NODE</text:span><text:span text:style-name="T11">.js</text:span><text:span text:style-name="T12"><text:s/>occupies a central place in<text:s/></text:span><text:span text:style-name="T13">our application, indeed</text:span><text:span text:style-name="T14">, thanks to API of lastfm</text:span><text:span text:style-name="T15">, it get back data of concerts</text:span><text:span text:style-name="T16">, then it store in the mongoDB.</text:span></text:p>
      <text:p text:style-name="P17">At Client side :</text:p>
      <text:p text:style-name="Standard"><text:span text:style-name="T18">HTML page send requests in JSON to NODE Server, which execute then send back results and post then on HTML page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Kader SAID</meta:initial-creator>
    <dc:creator>Kader SAID</dc:creator>
    <meta:creation-date>2013-03-26T08:37:00Z</meta:creation-date>
    <dc:date>2013-03-26T15:07:00Z</dc:date>
    <meta:template xlink:href="Normal.dotm" xlink:type="simple"/>
    <meta:editing-cycles>1</meta:editing-cycles>
    <meta:editing-duration>PT1020S</meta:editing-duration>
    <meta:document-statistic meta:page-count="1" meta:paragraph-count="1" meta:word-count="132" meta:character-count="857" meta:row-count="6" meta:non-whitespace-character-count="726"/>
  </office:meta>
</office:document-meta>
</file>